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684cm" table:align="left"/>
    </style:style>
    <style:style style:name="Table1.A" style:family="table-column">
      <style:table-column-properties style:column-width="3.099cm"/>
    </style:style>
    <style:style style:name="Table1.B" style:family="table-column">
      <style:table-column-properties style:column-width="6.198cm"/>
    </style:style>
    <style:style style:name="Table1.C" style:family="table-column">
      <style:table-column-properties style:column-width="6.011cm"/>
    </style:style>
    <style:style style:name="Table1.D" style:family="table-column">
      <style:table-column-properties style:column-width="5.99cm"/>
    </style:style>
    <style:style style:name="Table1.E" style:family="table-column">
      <style:table-column-properties style:column-width="1.304cm"/>
    </style:style>
    <style:style style:name="Table1.F" style:family="table-column">
      <style:table-column-properties style:column-width="1.399cm"/>
    </style:style>
    <style:style style:name="Table1.G" style:family="table-column">
      <style:table-column-properties style:column-width="1.683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31a0c" officeooo:paragraph-rsid="00031a0c"/>
    </style:style>
    <style:style style:name="P2" style:family="paragraph" style:parent-style-name="Text_20_body">
      <style:paragraph-properties>
        <style:tab-stops>
          <style:tab-stop style:position="5.99cm"/>
        </style:tab-stops>
      </style:paragraph-properties>
      <style:text-properties officeooo:rsid="00031a0c" officeooo:paragraph-rsid="000655d0"/>
    </style:style>
    <style:style style:name="P3" style:family="paragraph" style:parent-style-name="Text_20_body">
      <style:text-properties officeooo:rsid="0008a33a" officeooo:paragraph-rsid="0008df12"/>
    </style:style>
    <style:style style:name="P4" style:family="paragraph" style:parent-style-name="Text_20_body">
      <style:text-properties officeooo:rsid="00070ff6" officeooo:paragraph-rsid="0008df12"/>
    </style:style>
    <style:style style:name="P5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14pt" officeooo:rsid="00031a0c" officeooo:paragraph-rsid="000655d0" style:font-size-asian="14pt" style:font-size-complex="14pt"/>
    </style:style>
    <style:style style:name="P6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14pt" officeooo:rsid="00031a0c" officeooo:paragraph-rsid="00031a0c" style:font-size-asian="14pt" style:font-size-complex="14pt"/>
    </style:style>
    <style:style style:name="P7" style:family="paragraph" style:parent-style-name="Text_20_body">
      <style:paragraph-properties>
        <style:tab-stops>
          <style:tab-stop style:position="5.195cm"/>
        </style:tab-stops>
      </style:paragraph-properties>
      <style:text-properties fo:font-size="8pt" officeooo:rsid="00031a0c" officeooo:paragraph-rsid="000655d0" style:font-size-asian="7pt" style:font-size-complex="8pt"/>
    </style:style>
    <style:style style:name="P8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8pt" officeooo:rsid="00031a0c" officeooo:paragraph-rsid="000655d0" style:font-size-asian="7pt" style:font-size-complex="8pt"/>
    </style:style>
    <style:style style:name="P9" style:family="paragraph" style:parent-style-name="Text_20_body">
      <style:text-properties officeooo:rsid="000979ac" officeooo:paragraph-rsid="000979ac"/>
    </style:style>
    <style:style style:name="P10" style:family="paragraph" style:parent-style-name="Text_20_body">
      <style:text-properties officeooo:rsid="000c3992" officeooo:paragraph-rsid="000cf10e"/>
    </style:style>
    <style:style style:name="P11" style:family="paragraph" style:parent-style-name="Table_20_Contents">
      <style:text-properties fo:font-size="8pt" fo:font-weight="bold" officeooo:rsid="00070ff6" officeooo:paragraph-rsid="00070ff6" style:font-size-asian="8pt" style:font-weight-asian="bold" style:font-size-complex="8pt" style:font-weight-complex="bold"/>
    </style:style>
    <style:style style:name="P12" style:family="paragraph" style:parent-style-name="Table_20_Contents">
      <style:text-properties fo:font-size="8pt" fo:font-weight="bold" officeooo:rsid="0008978c" officeooo:paragraph-rsid="0008978c" style:font-size-asian="8pt" style:font-weight-asian="bold" style:font-size-complex="8pt" style:font-weight-complex="bold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officeooo:rsid="00070ff6" officeooo:paragraph-rsid="00070ff6" style:font-size-asian="8pt" style:font-size-complex="8pt"/>
    </style:style>
    <style:style style:name="P15" style:family="paragraph" style:parent-style-name="Table_20_Contents">
      <style:text-properties fo:font-size="8pt" officeooo:rsid="000588ff" style:font-size-asian="8pt" style:font-size-complex="8pt"/>
    </style:style>
    <style:style style:name="P16" style:family="paragraph" style:parent-style-name="Table_20_Contents">
      <style:text-properties fo:font-size="8pt" officeooo:rsid="000588ff" officeooo:paragraph-rsid="000588ff" style:font-size-asian="8pt" style:font-size-complex="8pt"/>
    </style:style>
    <style:style style:name="P17" style:family="paragraph" style:parent-style-name="Table_20_Contents">
      <style:text-properties fo:font-size="8pt" officeooo:paragraph-rsid="000588ff" style:font-size-asian="8pt" style:font-size-complex="8pt"/>
    </style:style>
    <style:style style:name="P18" style:family="paragraph" style:parent-style-name="Table_20_Contents">
      <style:text-properties fo:font-size="8pt" officeooo:rsid="0008978c" officeooo:paragraph-rsid="0008978c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officeooo:rsid="0008978c" officeooo:paragraph-rsid="0008978c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officeooo:rsid="0008df12" officeooo:paragraph-rsid="0008df12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2" style:family="paragraph" style:parent-style-name="Text_20_body">
      <style:paragraph-properties fo:break-before="page"/>
      <style:text-properties officeooo:rsid="000a4ba5" officeooo:paragraph-rsid="000a4ba5"/>
    </style:style>
    <style:style style:name="P23" style:family="paragraph" style:parent-style-name="Title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031a0c" officeooo:paragraph-rsid="00031a0c"/>
    </style:style>
    <style:style style:name="P24" style:family="paragraph" style:parent-style-name="Text_20_body" style:list-style-name="L1">
      <style:text-properties officeooo:rsid="0008a33a" officeooo:paragraph-rsid="0008df12"/>
    </style:style>
    <style:style style:name="P25" style:family="paragraph" style:parent-style-name="Text_20_body" style:list-style-name="L1">
      <style:text-properties officeooo:rsid="0008a33a" officeooo:paragraph-rsid="000bb249"/>
    </style:style>
    <style:style style:name="P26" style:family="paragraph" style:parent-style-name="Text_20_body" style:list-style-name="L1">
      <style:text-properties officeooo:rsid="000bb249" officeooo:paragraph-rsid="000bb249"/>
    </style:style>
    <style:style style:name="P27" style:family="paragraph" style:parent-style-name="Table_20_Contents">
      <style:text-properties fo:font-size="8pt" officeooo:rsid="00070ff6" officeooo:paragraph-rsid="000ea96d" style:font-size-asian="8pt" style:font-size-complex="8pt"/>
    </style:style>
    <style:style style:name="P28" style:family="paragraph" style:parent-style-name="Table_20_Contents">
      <style:text-properties fo:font-size="8pt" officeooo:rsid="0008978c" officeooo:paragraph-rsid="00116333" style:font-size-asian="8pt" style:font-size-complex="8pt"/>
    </style:style>
    <style:style style:name="P29" style:family="paragraph" style:parent-style-name="Table_20_Contents">
      <style:text-properties officeooo:rsid="0008978c" officeooo:paragraph-rsid="00116333"/>
    </style:style>
    <style:style style:name="T1" style:family="text">
      <style:text-properties officeooo:rsid="000655d0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08978c" style:font-size-asian="8pt" style:font-size-complex="8pt"/>
    </style:style>
    <style:style style:name="T4" style:family="text">
      <style:text-properties fo:font-size="8pt" officeooo:rsid="000e0dab" style:font-size-asian="8pt" style:font-size-complex="8pt"/>
    </style:style>
    <style:style style:name="T5" style:family="text">
      <style:text-properties officeooo:rsid="0008df12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655d0" style:font-size-asian="14pt" style:font-size-complex="14pt"/>
    </style:style>
    <style:style style:name="T8" style:family="text">
      <style:text-properties officeooo:rsid="000bb249"/>
    </style:style>
    <style:style style:name="T9" style:family="text">
      <style:text-properties officeooo:rsid="000cf10e"/>
    </style:style>
    <style:style style:name="T10" style:family="text">
      <style:text-properties officeooo:rsid="000d775d"/>
    </style:style>
    <style:style style:name="T11" style:family="text">
      <style:text-properties officeooo:rsid="000e0dab"/>
    </style:style>
    <style:style style:name="T12" style:family="text">
      <style:text-properties officeooo:rsid="000ea9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Oxford Hackspace Risk Assessment</text:p>
      <text:p text:style-name="P7"/>
      <text:p text:style-name="P5">Equipment / activity:<text:tab/><text:span text:style-name="T1">Eating bananas in Hackspace</text:span></text:p>
      <text:p text:style-name="P6">Assessment conducted by:<text:tab/><text:span text:style-name="T1">(example) Paul Riggs</text:span></text:p>
      <text:p text:style-name="P2"><text:span text:style-name="T6">Date of assessment:<text:tab/></text:span><text:span text:style-name="T7">(example) 4 July 2016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11">What are the hazards?</text:p>
            </table:table-cell>
            <table:table-cell table:style-name="Table1.A1" office:value-type="string">
              <text:p text:style-name="P11">Who/what harm may result?</text:p>
            </table:table-cell>
            <table:table-cell table:style-name="Table1.A1" office:value-type="string">
              <text:p text:style-name="P12">What actions are being taken?</text:p>
            </table:table-cell>
            <table:table-cell table:style-name="Table1.A1" office:value-type="string">
              <text:p text:style-name="P12">What further action is necessary?</text:p>
            </table:table-cell>
            <table:table-cell table:style-name="Table1.A1" office:value-type="string">
              <text:p text:style-name="P12">Action by who?</text:p>
            </table:table-cell>
            <table:table-cell table:style-name="Table1.A1" office:value-type="string">
              <text:p text:style-name="P12">Action by when?</text:p>
            </table:table-cell>
            <table:table-cell table:style-name="Table1.G1" office:value-type="string">
              <text:p text:style-name="P12">Complete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4">Banana skins</text:p>
          </table:table-cell>
          <table:table-cell table:style-name="Table1.A2" office:value-type="string">
            <text:p text:style-name="P27"><text:span text:style-name="T12">S</text:span>taff / members / visitors risk injury from slipping <text:span text:style-name="T11">on floors, due to reduced traction caused by </text:span>banana skin <text:span text:style-name="T12">at shoe-floor interface</text:span></text:p>
          </table:table-cell>
          <table:table-cell table:style-name="Table1.A2" office:value-type="string">
            <text:p text:style-name="P18">- Bins provided for safe disposal of banana skins</text:p>
            <text:p text:style-name="P29"><text:span text:style-name="T3">- M</text:span><text:span text:style-name="T2">embers </text:span><text:span text:style-name="T4">informed in writing that fruit waste must be </text:span><text:span text:style-name="T2">dispose</text:span><text:span text:style-name="T4">d</text:span><text:span text:style-name="T2"> of correctly</text:span></text:p>
          </table:table-cell>
          <table:table-cell table:style-name="Table1.A2" office:value-type="string">
            <text:p text:style-name="P28">- Train staff to safely dispose of<text:span text:style-name="T11"> unattended/abandoned </text:span>banana skins</text:p>
          </table:table-cell>
          <table:table-cell table:style-name="Table1.A2" office:value-type="string">
            <text:p text:style-name="P19">PR</text:p>
          </table:table-cell>
          <table:table-cell table:style-name="Table1.A2" office:value-type="string">
            <text:p text:style-name="P19"><text:span text:style-name="T5">4</text:span>/<text:span text:style-name="T5">7</text:span>/201<text:span text:style-name="T5">6</text:span></text:p>
          </table:table-cell>
          <table:table-cell table:style-name="Table1.G2" office:value-type="string">
            <text:p text:style-name="P20">4/7/2016</text:p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</table:table-row>
        <table:table-row table:style-name="Table1.1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</table:table-row>
      </table:table>
      <text:p text:style-name="P1"/>
      <text:p text:style-name="P1"/>
      <text:p text:style-name="P22">Form derived from HSE guidelines: http://www.hse.gov.uk/risk/controlling-risks.htm</text:p>
      <text:p text:style-name="P4">Steps:</text:p>
      <text:p text:style-name="P4">Hazard – thing that may cause harm</text:p>
      <text:p text:style-name="P4">Risk – chan<text:span text:style-name="T10">c</text:span>e of harm arising from a hazard</text:p>
      <text:p text:style-name="P3">HSE 5 step risk assessment:</text:p>
      <text:list xml:id="list6673754122419710194" text:style-name="L1">
        <text:list-item>
          <text:p text:style-name="P24">Identify the hazards</text:p>
        </text:list-item>
        <text:list-item>
          <text:p text:style-name="P24">Decide who might be harmed and how</text:p>
        </text:list-item>
        <text:list-item>
          <text:p text:style-name="P25">Evaluate the risks and decide on precautions <text:span text:style-name="T8">(Useful categories:)</text:span></text:p>
          <text:list>
            <text:list-item>
              <text:p text:style-name="P26">Eliminate / substitute (finding alternatives to avoid risk)</text:p>
            </text:list-item>
            <text:list-item>
              <text:p text:style-name="P26">Engineering controls (interlocks etc.)</text:p>
            </text:list-item>
            <text:list-item>
              <text:p text:style-name="P26">PPE</text:p>
            </text:list-item>
          </text:list>
        </text:list-item>
        <text:list-item>
          <text:p text:style-name="P24">Record your significant findings</text:p>
        </text:list-item>
        <text:list-item>
          <text:p text:style-name="P24">Review your assessment and update if necessary</text:p>
        </text:list-item>
      </text:list>
      <text:p text:style-name="P9">Initials:</text:p>
      <text:p text:style-name="P9">LH<text:tab/>Lauren Hutchinson</text:p>
      <text:p text:style-name="P9">JL<text:tab/>Jamie Lokier</text:p>
      <text:p text:style-name="P9">JR<text:tab/>Jared Reabow</text:p>
      <text:p text:style-name="P9">PR<text:tab/>Paul Riggs</text:p>
      <text:p text:style-name="P10">Tech.<text:tab/>Either of the two Hackspace technicians <text:span text:style-name="T9">JR, PR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keep-together="auto" style:page-number="auto" fo:keep-with-next="auto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4:04:37.787000000</meta:creation-date>
    <dc:date>2016-07-21T11:56:35.274000000</dc:date>
    <meta:editing-duration>P2DT9M9S</meta:editing-duration>
    <meta:editing-cycles>11</meta:editing-cycles>
    <meta:generator>LibreOffice/5.0.6.3$Windows_x86 LibreOffice_project/490fc03b25318460cfc54456516ea2519c11d1aa</meta:generator>
    <meta:document-statistic meta:table-count="1" meta:image-count="0" meta:object-count="0" meta:page-count="2" meta:paragraph-count="38" meta:word-count="207" meta:character-count="1298" meta:non-whitespace-character-count="1135"/>
  </office:meta>
</office:document-meta>
</file>